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automatic-styles>
    <style:style style:name="Tabela1" style:family="table">
      <style:table-properties style:width="17cm" fo:margin-left="0.012cm" fo:margin-top="0cm" fo:margin-bottom="0cm" table:align="left" style:writing-mode="lr-tb"/>
    </style:style>
    <style:style style:name="Tabela1.A" style:family="table-column">
      <style:table-column-properties style:column-width="3.48cm"/>
    </style:style>
    <style:style style:name="Tabela1.B" style:family="table-column">
      <style:table-column-properties style:column-width="9.998cm"/>
    </style:style>
    <style:style style:name="Tabela1.C" style:family="table-column">
      <style:table-column-properties style:column-width="3.52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ela1.C1" style:family="table-cell">
      <style:table-cell-properties fo:padding="0.097cm" fo:border="0.75pt solid #000000" style:writing-mode="lr-tb"/>
    </style:style>
    <style:style style:name="Tabela1.A2" style:family="table-cell">
      <style:table-cell-properties fo:padding="0.097cm" fo:border-left="0.75pt solid #000000" fo:border-right="none" fo:border-top="none" fo:border-bottom="0.75pt solid #000000" style:writing-mode="lr-tb"/>
    </style:style>
    <style:style style:name="Tabela1.C2" style:family="table-cell">
      <style:table-cell-properties fo:padding="0.097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7cm" fo:margin-left="0.009cm" fo:margin-top="0cm" fo:margin-bottom="0cm" table:align="left" style:writing-mode="lr-tb"/>
    </style:style>
    <style:style style:name="Tabela2.A" style:family="table-column">
      <style:table-column-properties style:column-width="6.996cm"/>
    </style:style>
    <style:style style:name="Tabela2.B" style:family="table-column">
      <style:table-column-properties style:column-width="10.00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.16" style:family="table-row">
      <style:table-row-properties style:min-row-height="1.685cm" fo:keep-together="auto"/>
    </style:style>
    <style:style style:name="P1" style:family="paragraph" style:parent-style-name="Standard">
      <style:paragraph-properties fo:margin-top="0cm" fo:margin-bottom="0.3cm" style:contextual-spacing="false" fo:text-align="start" style:justify-single-word="false"/>
    </style:style>
    <style:style style:name="P2" style:family="paragraph" style:parent-style-name="Standard">
      <style:paragraph-properties fo:margin-top="0.3cm" fo:margin-bottom="0.3cm" style:contextual-spacing="false"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Footer">
      <style:paragraph-properties fo:text-align="start" style:justify-single-word="false" style:border-line-width-top="0.026cm 0.026cm 0.004cm" fo:padding-left="0cm" fo:padding-right="0cm" fo:padding-top="0.035cm" fo:padding-bottom="0cm" fo:border-left="none" fo:border-right="none" fo:border-top="1.59pt double #000000" fo:border-bottom="none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6" style:family="paragraph" style:parent-style-name="Standard">
      <style:paragraph-properties fo:text-align="start" style:justify-single-word="false" fo:padding-left="0cm" fo:padding-right="0cm" fo:padding-top="0cm" fo:padding-bottom="0.071cm" fo:border-left="none" fo:border-right="none" fo:border-top="none" fo:border-bottom="0.11pt solid #000000">
        <style:tab-stops>
          <style:tab-stop style:position="16.999cm" style:type="right"/>
        </style:tab-stops>
      </style:paragraph-properties>
      <style:text-properties style:font-name="Georgia"/>
    </style:style>
    <style:style style:name="P7" style:family="paragraph" style:parent-style-name="Standard" style:list-style-name="WWNum2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fo:font-weight="bold" style:font-name-asian="Cantarell" style:font-weight-asian="bold" style:font-name-complex="Cantarell"/>
    </style:style>
    <style:style style:name="P9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fo:font-weight="bold" officeooo:rsid="001bd7b6" officeooo:paragraph-rsid="001bd7b6" style:font-name-asian="Cantarell" style:font-weight-asian="bold" style:font-name-complex="Cantarell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style:font-name-asian="Cantarell" style:font-name-complex="Cantarell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1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 style:font-name-asian="Cantarell" style:font-name-complex="Cantarell"/>
    </style:style>
    <style:style style:name="P13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1bd7b6" officeooo:paragraph-rsid="001bd7b6"/>
    </style:style>
    <style:style style:name="P14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1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1da898"/>
    </style:style>
    <style:style style:name="P1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1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6b468" officeooo:paragraph-rsid="0026b468"/>
    </style:style>
    <style:style style:name="P1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2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23d3f2"/>
    </style:style>
    <style:style style:name="P2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2f25bb"/>
    </style:style>
    <style:style style:name="P2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841ae" officeooo:paragraph-rsid="002841ae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26cca" officeooo:paragraph-rsid="0023d3f2"/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26cca" officeooo:paragraph-rsid="00226cca"/>
    </style:style>
    <style:style style:name="P25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2c416b" officeooo:paragraph-rsid="002c416b"/>
    </style:style>
    <style:style style:name="P26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2078b9" officeooo:paragraph-rsid="002078b9" style:font-size-asian="10pt" style:font-size-complex="10pt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1bd7b6" officeooo:paragraph-rsid="001da898" style:font-size-asian="10pt" style:font-size-complex="10pt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1bd7b6" officeooo:paragraph-rsid="001bd7b6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1c4de" officeooo:paragraph-rsid="0031c4de" style:font-size-asian="10pt" style:font-size-complex="10pt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officeooo:rsid="00355d17" officeooo:paragraph-rsid="00355d17" style:font-size-asian="10pt" style:font-size-complex="10pt"/>
    </style:style>
    <style:style style:name="P3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size="10pt" fo:font-style="italic" officeooo:rsid="002841ae" officeooo:paragraph-rsid="002841ae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300a20" officeooo:paragraph-rsid="00300a20"/>
    </style:style>
    <style:style style:name="P3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fo:font-weight="bold" officeooo:rsid="00300a20" officeooo:paragraph-rsid="00300a20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Arial" style:font-name-asian="Cantarell" style:font-name-complex="Cantarell"/>
    </style:style>
    <style:style style:name="T4" style:family="text">
      <style:text-properties style:use-window-font-color="true" loext:opacity="0%" style:font-name="Arial" fo:font-size="12pt" fo:language="pl" fo:country="PL" style:letter-kerning="true" style:font-name-asian="Cantarell" style:font-size-asian="12pt" style:font-name-complex="Cantarell" style:font-size-complex="12pt"/>
    </style:style>
    <style:style style:name="T5" style:family="text">
      <style:text-properties fo:language="pl" fo:country="PL"/>
    </style:style>
    <style:style style:name="T6" style:family="text">
      <style:text-properties style:font-name="Inconsolata"/>
    </style:style>
    <style:style style:name="T7" style:family="text">
      <style:text-properties style:font-name="Inconsolata" fo:font-size="10pt" officeooo:rsid="001da898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a898" style:font-style-asian="italic" style:font-style-complex="italic"/>
    </style:style>
    <style:style style:name="T10" style:family="text">
      <style:text-properties fo:font-style="italic" officeooo:rsid="001ea2a0" style:font-style-asian="italic" style:font-style-complex="italic"/>
    </style:style>
    <style:style style:name="T11" style:family="text">
      <style:text-properties fo:font-style="italic" officeooo:rsid="002506fc" style:font-style-asian="italic" style:font-style-complex="italic"/>
    </style:style>
    <style:style style:name="T12" style:family="text">
      <style:text-properties fo:font-style="italic" officeooo:rsid="002698c4" style:font-style-asian="italic" style:font-style-complex="italic"/>
    </style:style>
    <style:style style:name="T13" style:family="text">
      <style:text-properties fo:font-style="italic" officeooo:rsid="002997d4" style:font-style-asian="italic" style:font-style-complex="itali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ea2a0"/>
    </style:style>
    <style:style style:name="T16" style:family="text">
      <style:text-properties officeooo:rsid="00226cca"/>
    </style:style>
    <style:style style:name="T17" style:family="text">
      <style:text-properties officeooo:rsid="0023d3f2"/>
    </style:style>
    <style:style style:name="T18" style:family="text">
      <style:text-properties officeooo:rsid="00246b4a"/>
    </style:style>
    <style:style style:name="T19" style:family="text">
      <style:text-properties officeooo:rsid="002698c4"/>
    </style:style>
    <style:style style:name="T20" style:family="text">
      <style:text-properties officeooo:rsid="002997d4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9a6dd"/>
    </style:style>
    <style:style style:name="T23" style:family="text">
      <style:text-properties officeooo:rsid="002d89eb"/>
    </style:style>
    <style:style style:name="T24" style:family="text">
      <style:text-properties officeooo:rsid="002f25bb"/>
    </style:style>
    <style:style style:name="T25" style:family="text">
      <style:text-properties officeooo:rsid="00331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Temat</text:p>
          </table:table-cell>
          <table:table-cell table:style-name="Tabela1.A1" office:value-type="string">
            <text:p text:style-name="P14" loext:marker-style-name="T5"><text:span text:style-name="T4">Read the Docs. GitHub. Wprowadzenie</text:span><text:span text:style-name="T4"/></text:p>
          </table:table-cell>
          <table:table-cell table:style-name="Tabela1.C1" office:value-type="string">
            <text:p text:style-name="P9">18.10.2023</text:p>
          </table:table-cell>
        </table:table-row>
        <table:table-row table:style-name="Tabela1.1">
          <table:table-cell table:style-name="Tabela1.A2" office:value-type="string">
            <text:p text:style-name="P8">Rodzaj pracy</text:p>
          </table:table-cell>
          <table:table-cell table:style-name="Tabela1.A2" office:value-type="string">
            <text:p text:style-name="P10">Sprawozdanie</text:p>
          </table:table-cell>
          <table:table-cell table:style-name="Tabela1.C2" office:value-type="string">
            <text:p text:style-name="P13">4tr</text:p>
          </table:table-cell>
        </table:table-row>
        <table:table-row table:style-name="Tabela1.1">
          <table:table-cell table:style-name="Tabela1.A2" office:value-type="string">
            <text:p text:style-name="P8">Uczeń</text:p>
          </table:table-cell>
          <table:table-cell table:style-name="Tabela1.A2" office:value-type="string">
            <text:p text:style-name="P11" loext:marker-style-name="T3">Paweł Jasiński</text:p>
          </table:table-cell>
          <table:table-cell table:style-name="Tabela1.C2" office:value-type="string">
            <text:p text:style-name="P12">7</text:p>
          </table:table-cell>
        </table:table-row>
      </table:table>
      <text:p text:style-name="P1">Użyj poniższej tabeli wzorcowej, by opracować składnię dla wymienionych języków:</text:p>
      <text:list text:style-name="WWNum2">
        <text:list-item>
          <text:p text:style-name="P7">reStructuredText</text:p>
        </text:list-item>
        <text:list-item>
          <text:p text:style-name="P7">Markdown</text:p>
        </text:list-item>
      </text:list>
      <text:p text:style-name="P2">Wynotuj składnię języka dla następujących elementów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6">Polecenie</text:p>
          </table:table-cell>
          <table:table-cell table:style-name="Tabela2.B1" office:value-type="string">
            <text:p text:style-name="P16">Znaczenie</text:p>
          </table:table-cell>
        </table:table-row>
        <table:table-row table:style-name="Tabela2.1">
          <table:table-cell table:style-name="Tabela2.A2" office:value-type="string">
            <text:p text:style-name="P18" loext:marker-style-name="T6">#</text:p>
          </table:table-cell>
          <table:table-cell table:style-name="Tabela2.B2" office:value-type="string">
            <text:p text:style-name="P14"><text:span text:style-name="T2">Nagłówek</text:span><text:span text:style-name="T1"> tekstowy poziomu I</text:span></text:p>
          </table:table-cell>
        </table:table-row>
        <table:table-row table:style-name="Tabela2.1">
          <table:table-cell table:style-name="Tabela2.A2" office:value-type="string">
            <text:p text:style-name="P18" loext:marker-style-name="T6">##</text:p>
          </table:table-cell>
          <table:table-cell table:style-name="Tabela2.B2" office:value-type="string">
            <text:p text:style-name="P14"><text:span text:style-name="T2">Nagłówek</text:span><text:span text:style-name="T1"> tekstowy poziomu II</text:span></text:p>
          </table:table-cell>
        </table:table-row>
        <table:table-row table:style-name="Tabela2.1">
          <table:table-cell table:style-name="Tabela2.A2" office:value-type="string">
            <text:p text:style-name="P18" loext:marker-style-name="T6">###</text:p>
          </table:table-cell>
          <table:table-cell table:style-name="Tabela2.B2" office:value-type="string">
            <text:p text:style-name="P14"><text:span text:style-name="T2">Nagłówek</text:span><text:span text:style-name="T1"> tekstowy poziomu III</text:span></text:p>
          </table:table-cell>
        </table:table-row>
        <table:table-row table:style-name="Tabela2.1">
          <table:table-cell table:style-name="Tabela2.A2" office:value-type="string">
            <text:p text:style-name="P18" loext:marker-style-name="T6">####</text:p>
          </table:table-cell>
          <table:table-cell table:style-name="Tabela2.B2" office:value-type="string">
            <text:p text:style-name="P14"><text:span text:style-name="T2">Nagłówek</text:span><text:span text:style-name="T1"> tekstowy poziomu IV</text:span></text:p>
          </table:table-cell>
        </table:table-row>
        <table:table-row table:style-name="Tabela2.1">
          <table:table-cell table:style-name="Tabela2.A2" office:value-type="string">
            <text:p text:style-name="P25" loext:marker-style-name="T6">Należy pozostawić pustą linie między liniami tekstu.</text:p>
          </table:table-cell>
          <table:table-cell table:style-name="Tabela2.B2" office:value-type="string">
            <text:p text:style-name="P14"><text:span text:style-name="T2">Akapit</text:span><text:span text:style-name="T1"> tekstowy</text:span></text:p>
          </table:table-cell>
        </table:table-row>
        <table:table-row table:style-name="Tabela2.1">
          <table:table-cell table:style-name="Tabela2.A2" office:value-type="string">
            <text:p text:style-name="P5"><text:span text:style-name="Source_20_Text"><text:span text:style-name="T14">&gt; [!NOTE]</text:span></text:span></text:p>
            <text:p text:style-name="P26">&gt; <text:span text:style-name="T11">treść</text:span></text:p>
          </table:table-cell>
          <table:table-cell table:style-name="Tabela2.B2" office:value-type="string">
            <text:p text:style-name="P14"><text:span text:style-name="T2">Akapit</text:span><text:span text:style-name="T1"> informacyjny - Note</text:span></text:p>
          </table:table-cell>
        </table:table-row>
        <table:table-row table:style-name="Tabela2.1">
          <table:table-cell table:style-name="Tabela2.A2" office:value-type="string">
            <text:p text:style-name="P19" loext:marker-style-name="T6"/>
          </table:table-cell>
          <table:table-cell table:style-name="Tabela2.B2" office:value-type="string">
            <text:p text:style-name="P14"><text:span text:style-name="T2">Akapit</text:span><text:span text:style-name="T1"> informacyjny - Tip</text:span></text:p>
          </table:table-cell>
        </table:table-row>
        <table:table-row table:style-name="Tabela2.1">
          <table:table-cell table:style-name="Tabela2.A2" office:value-type="string">
            <text:p text:style-name="P22" loext:marker-style-name="T6">`<text:span text:style-name="T20">{</text:span><text:span text:style-name="T13">kod</text:span><text:span text:style-name="T20">}</text:span>` <text:span text:style-name="T22">(Może być użyte w środku zdania)</text:span></text:p>
          </table:table-cell>
          <table:table-cell table:style-name="Tabela2.B2" office:value-type="string">
            <text:p text:style-name="P14"><text:span text:style-name="T1">Fragment </text:span><text:span text:style-name="T2">kodu</text:span><text:span text:style-name="T1"> - liniowy</text:span></text:p>
          </table:table-cell>
        </table:table-row>
        <table:table-row table:style-name="Tabela2.1">
          <table:table-cell table:style-name="Tabela2.A2" office:value-type="string">
            <text:p text:style-name="P27">```</text:p>
            <text:p text:style-name="P32"><text:span text:style-name="T21">{</text:span>kod<text:span text:style-name="T21">}</text:span></text:p>
            <text:p text:style-name="P32"/>
            <text:p text:style-name="P27">```</text:p>
          </table:table-cell>
          <table:table-cell table:style-name="Tabela2.B2" office:value-type="string">
            <text:p text:style-name="P14"><text:span text:style-name="T1">Fragment </text:span><text:span text:style-name="T2">kodu</text:span><text:span text:style-name="T1"> - blokowy</text:span></text:p>
          </table:table-cell>
        </table:table-row>
        <table:table-row table:style-name="Tabela2.1">
          <table:table-cell table:style-name="Tabela2.A2" office:value-type="string">
            <text:p text:style-name="P28">[<text:span text:style-name="T8">Wyświetlana nazwa</text:span>] (<text:span text:style-name="T9">nazwa pliku</text:span>) <text:span text:style-name="T15">np. [</text:span><text:span text:style-name="T10">Kontrybucje</text:span><text:span text:style-name="T15">] (Contributing.md)</text:span></text:p>
          </table:table-cell>
          <table:table-cell table:style-name="Tabela2.B2" office:value-type="string">
            <text:p text:style-name="P14"><text:span text:style-name="T2">Odnośnik</text:span><text:span text:style-name="T1"> wewnętrzny (w obrębie dokumentacji)</text:span></text:p>
          </table:table-cell>
        </table:table-row>
        <table:table-row table:style-name="Tabela2.1">
          <table:table-cell table:style-name="Tabela2.A2" office:value-type="string">
            <text:p text:style-name="P29">[<text:span text:style-name="T8">Wyświetlana nazwa</text:span>] (<text:span text:style-name="T8">link</text:span>)</text:p>
            <text:p text:style-name="P15"><text:span text:style-name="T7">np. [Github] (</text:span><text:span text:style-name="Source_20_Text"><text:span text:style-name="T14">https://github.com</text:span></text:span><text:span text:style-name="T7">)</text:span></text:p>
          </table:table-cell>
          <table:table-cell table:style-name="Tabela2.B2" office:value-type="string">
            <text:p text:style-name="P14"><text:span text:style-name="T2">Odnośnik</text:span><text:span text:style-name="T1"> zewnętrzny (do innego serwisu)</text:span></text:p>
          </table:table-cell>
        </table:table-row>
        <table:table-row table:style-name="Tabela2.1">
          <table:table-cell table:style-name="Tabela2.A2" office:value-type="string">
            <text:p text:style-name="P20" loext:marker-style-name="T6"><text:span text:style-name="T17">Numer </text:span><text:span text:style-name="T18">(dowolny, kolejność jest automatyczna)</text:span><text:span text:style-name="T16"> przed każdym elementem np. </text:span></text:p>
            <text:p text:style-name="P20" loext:marker-style-name="T6"><text:span text:style-name="T17">1.</text:span> <text:span text:style-name="T16">element 1</text:span></text:p>
            <text:p text:style-name="P20" loext:marker-style-name="T6"><text:span text:style-name="T17">1.</text:span> <text:span text:style-name="T16">element 2</text:span></text:p>
            <text:p text:style-name="P23" loext:marker-style-name="T6"><text:span text:style-name="T17">1.</text:span> element 3</text:p>
          </table:table-cell>
          <table:table-cell table:style-name="Tabela2.B2" office:value-type="string">
            <text:p text:style-name="P14"><text:span text:style-name="T2">Lista</text:span><text:span text:style-name="T1"> numerowana</text:span></text:p>
          </table:table-cell>
        </table:table-row>
        <table:table-row table:style-name="Tabela2.1">
          <table:table-cell table:style-name="Tabela2.A2" office:value-type="string">
            <text:p text:style-name="P19" loext:marker-style-name="T6">-,<text:span text:style-name="T16">+,* przed każdym elementem np. </text:span></text:p>
            <text:p text:style-name="P19" loext:marker-style-name="T6">- <text:span text:style-name="T16">element 1</text:span></text:p>
            <text:p text:style-name="P19" loext:marker-style-name="T6"><text:span text:style-name="T16">*</text:span> <text:span text:style-name="T16">element 2</text:span></text:p>
            <text:p text:style-name="P24" loext:marker-style-name="T6">+ element 3</text:p>
          </table:table-cell>
          <table:table-cell table:style-name="Tabela2.B2" office:value-type="string">
            <text:p text:style-name="P14"><text:span text:style-name="T2">Lista</text:span><text:span text:style-name="T1"> wypunktowana</text:span></text:p>
          </table:table-cell>
        </table:table-row>
        <table:table-row table:style-name="Tabela2.1">
          <table:table-cell table:style-name="Tabela2.A2" office:value-type="string">
            <text:p text:style-name="P33" loext:marker-style-name="T6">Definicja</text:p>
            <text:p text:style-name="P33" loext:marker-style-name="T6">:Treść definicji</text:p>
            <text:p text:style-name="P33" loext:marker-style-name="T6"><text:soft-page-break/>output:</text:p>
            <text:p text:style-name="P34">Definicja</text:p>
            <text:p text:style-name="P33" loext:marker-style-name="T6"><text:s text:c="3"/>Treść definicji</text:p>
          </table:table-cell>
          <table:table-cell table:style-name="Tabela2.B2" office:value-type="string">
            <text:p text:style-name="P14" loext:marker-style-name="T1"><text:span text:style-name="T2">Lista</text:span><text:span text:style-name="T1"> definicji – termin</text:span></text:p>
            <text:p text:style-name="P17">- definicja</text:p>
          </table:table-cell>
        </table:table-row>
        <table:table-row table:style-name="Tabela2.16">
          <table:table-cell table:style-name="Tabela2.A2" office:value-type="string">
            <text:p text:style-name="P26">!<text:span text:style-name="T19">[</text:span><text:span text:style-name="T12">Alt text</text:span><text:span text:style-name="T19">] (</text:span><text:span text:style-name="T12">link do zdjęcia</text:span><text:span text:style-name="T19">)</text:span></text:p>
          </table:table-cell>
          <table:table-cell table:style-name="Tabela2.B2" office:value-type="string">
            <text:p text:style-name="P14" loext:marker-style-name="T1"><text:span text:style-name="T2">Obraz</text:span><text:span text:style-name="T1"> - ścieżka</text:span></text:p>
            <text:p text:style-name="P14" loext:marker-style-name="T1"><text:span text:style-name="T1"><text:s/>- szerokość dla CSS<text:line-break/> - wycentrowanie dla kontenera</text:span></text:p>
            <text:p text:style-name="P14" loext:marker-style-name="T1"><text:span text:style-name="T1"><text:s/>- tekst alternatywny atrybutu ALT znacznika IMG</text:span></text:p>
            <text:p text:style-name="P17"><text:s/>- podpis pod obrazkiem</text:p>
          </table:table-cell>
        </table:table-row>
        <table:table-row table:style-name="Tabela2.1">
          <table:table-cell table:style-name="Tabela2.B2" table:number-columns-spanned="2" office:value-type="string">
            <text:p text:style-name="P16">Różne / nie pokrywające się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30">|<text:span text:style-name="T25">Nagłówek kolumny</text:span>|<text:span text:style-name="T25">Nagłówek </text:span>|</text:p>
            <text:p text:style-name="P30">|---|---|</text:p>
            <text:p text:style-name="P30">|<text:span text:style-name="T25">Komórka</text:span>|<text:span text:style-name="T25">Komórka</text:span>|</text:p>
            <text:p text:style-name="P30">|<text:span text:style-name="T25">Komórka</text:span>|<text:span text:style-name="T25">Komórka</text:span>|</text:p>
            <text:p text:style-name="P31">(Szerokość komórki nie ma znaczenia)</text:p>
          </table:table-cell>
          <table:table-cell table:style-name="Tabela2.B2" office:value-type="string">
            <text:p text:style-name="P14"><text:span text:style-name="T2">Tabela</text:span><text:span text:style-name="T1"> z danymi</text:span></text:p>
          </table:table-cell>
        </table:table-row>
        <table:table-row table:style-name="Tabela2.1">
          <table:table-cell table:style-name="Tabela2.A2" office:value-type="string">
            <text:p text:style-name="P19" loext:marker-style-name="T6">-<text:span text:style-name="T23">[] zadanie</text:span></text:p>
            <text:p text:style-name="P21" loext:marker-style-name="T6">-<text:span text:style-name="T23">[</text:span><text:span text:style-name="T24">x</text:span><text:span text:style-name="T23">] </text:span><text:span text:style-name="T24">wykonane </text:span><text:span text:style-name="T23">zadanie</text:span></text:p>
            <text:p text:style-name="P21" loext:marker-style-name="T6">-<text:span text:style-name="T23">[] zadanie</text:span></text:p>
          </table:table-cell>
          <table:table-cell table:style-name="Tabela2.B2" office:value-type="string">
            <text:p text:style-name="P14"><text:span text:style-name="T1">Lista </text:span><text:span text:style-name="T2">Zadań</text:span><text:span text:style-name="T1"> wykonanych i niewykonanych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ext_20_Body" style:display-name="Text Body" style:family="paragraph" style:parent-style-name="Standard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text-properties style:language-asian="pl" style:country-asian="P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Noto Sans Mono CJK SC1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71cm" fo:border-left="none" fo:border-right="none" fo:border-top="none" fo:border-bottom="0.11pt solid #000000">
        <style:tab-stops>
          <style:tab-stop style:position="16.999cm" style:type="right"/>
        </style:tab-stops>
      </style:paragraph-properties>
      <style:text-properties style:font-name="Georgia"/>
    </style:style>
    <style:style style:name="MP2" style:family="paragraph" style:parent-style-name="Footer">
      <style:paragraph-properties fo:text-align="start" style:justify-single-word="false" style:border-line-width-top="0.026cm 0.026cm 0.004cm" fo:padding-left="0cm" fo:padding-right="0cm" fo:padding-top="0.035cm" fo:padding-bottom="0cm" fo:border-left="none" fo:border-right="none" fo:border-top="1.59pt double #000000" fo:border-bottom="none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51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7cm" fo:margin-left="0cm" fo:margin-right="0cm" fo:margin-bottom="0.958cm" style:dynamic-spacing="true"/>
      </style:header-style>
      <style:footer-style>
        <style:header-footer-properties fo:min-height="1.139cm" fo:margin-left="0cm" fo:margin-right="0cm" fo:margin-top="1.04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kumentacja: Sprawozdanie<text:tab/>Języki rst i md</text:p>
      </style:header>
      <style:footer>
        <text:p text:style-name="MP2" loext:marker-style-name="MT1"><text:span text:style-name="MT1">Testowanie i Dokumentowanie<text:tab/><text:tab/>Grzegorz Petri / 2021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zegorz Petri</meta:initial-creator>
    <meta:creation-date>2021-02-08T20:02:00</meta:creation-date>
    <dc:date>2023-10-19T09:21:47.877224614</dc:date>
    <meta:editing-duration>PT1H43S</meta:editing-duration>
    <meta:editing-cycles>22</meta:editing-cycles>
    <meta:generator>LibreOffice/7.5.6.2$Linux_X86_64 LibreOffice_project/50$Build-2</meta:generator>
    <meta:document-statistic meta:table-count="2" meta:image-count="0" meta:object-count="0" meta:page-count="2" meta:paragraph-count="75" meta:word-count="240" meta:character-count="1627" meta:non-whitespace-character-count="1455"/>
  </office:meta>
</office:document-meta>
</file>